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e26c8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ff9f7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officeooo:paragraph-rsid="001edf4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officeooo:paragraph-rsid="001ff9f7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26c8"/>
    </style:style>
    <style:style style:name="P8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df4e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10" style:family="paragraph" style:parent-style-name="Text_20_body">
      <style:paragraph-properties fo:line-height="115%" fo:text-align="justify" style:justify-single-word="false"/>
      <style:text-properties officeooo:paragraph-rsid="001e26c8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1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1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1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1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1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ff9f7" style:text-blinking="false" fo:background-color="transparent"/>
    </style:style>
    <style:style style:name="P1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/>
    </style:style>
    <style:style style:name="P1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2563d1" style:text-blinking="false" fo:background-color="transparent"/>
    </style:style>
    <style:style style:name="P2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60d7" officeooo:paragraph-rsid="002760d7" style:text-blinking="false" fo:background-color="transparent"/>
    </style:style>
    <style:style style:name="P2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officeooo:paragraph-rsid="00279bae" style:text-blinking="false" fo:background-color="transparent"/>
    </style:style>
    <style:style style:name="P2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2b0214" style:text-blinking="false" fo:background-color="transparent" style:font-weight-asian="normal" style:font-weight-complex="normal"/>
    </style:style>
    <style:style style:name="P23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2b0214" style:text-blinking="false" fo:background-color="transparent" style:font-weight-asian="normal" style:font-weight-complex="normal"/>
    </style:style>
    <style:style style:name="P2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P2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2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2c4c0"/>
    </style:style>
    <style:style style:name="P2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390c5"/>
    </style:style>
    <style:style style:name="P2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563d1"/>
    </style:style>
    <style:style style:name="P2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30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31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32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33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3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149e68" officeooo:paragraph-rsid="001ff9f7"/>
    </style:style>
    <style:style style:name="P36" style:family="paragraph" style:parent-style-name="Text_20_body" style:list-style-name="L2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df4e"/>
    </style:style>
    <style:style style:name="P37" style:family="paragraph" style:parent-style-name="Text_20_body" style:list-style-name="L2">
      <style:paragraph-properties fo:margin-top="0cm" fo:margin-bottom="0cm" loext:contextual-spacing="false" fo:line-height="115%" fo:text-align="justify" style:justify-single-word="false" style:writing-mode="lr-tb"/>
      <style:text-properties officeooo:paragraph-rsid="002b0214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65eb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f9f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90c5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60d7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5f1c3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7d3c8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79bae" style:text-blinking="false" fo:background-color="transparent" loext:char-shading-value="0" style:language-asian="zxx" style:country-asian="none" style:language-complex="zxx" style:country-complex="none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24" style:family="text">
      <style:text-properties fo:font-variant="normal" fo:text-transform="none" fo:color="#8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22c4c0"/>
    </style:style>
    <style:style style:name="T27" style:family="text">
      <style:text-properties officeooo:rsid="002390c5"/>
    </style:style>
    <style:style style:name="T28" style:family="text">
      <style:text-properties officeooo:rsid="002760d7"/>
    </style:style>
    <style:style style:name="T29" style:family="text">
      <style:text-properties officeooo:rsid="00279bae"/>
    </style:style>
    <style:style style:name="T30" style:family="text">
      <style:text-properties officeooo:rsid="002b021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ertina</text:p>
      <text:p text:style-name="P1">Indice</text:p>
      <text:p text:style-name="P1">Scopo del documento</text:p>
      <text:p text:style-name="P7"><text:span text:style-name="T1">Con il presente documento si intende fare una prima analisi, in linguaggio naturale, dei requisiti e di altri aspetti del progetto </text:span><text:span text:style-name="T21">SpottyThings</text:span><text:span text:style-name="T1">. L’obiettivo del documento è quello di definire i seguenti punti:</text:span></text:p>
      <text:list xml:id="list2895206126" text:style-name="L1">
        <text:list-item>
          <text:p text:style-name="P11">Obiettivi del progetto.</text:p>
        </text:list-item>
        <text:list-item>
          <text:p text:style-name="P11">Requisiti funzionali.</text:p>
        </text:list-item>
        <text:list-item>
          <text:p text:style-name="P11">Requisiti non funzionali.</text:p>
        </text:list-item>
        <text:list-item>
          <text:p text:style-name="P11">Requisiti di Front-End.</text:p>
        </text:list-item>
        <text:list-item>
          <text:p text:style-name="P11">Requisiti di Back-End.</text:p>
        </text:list-item>
      </text:list>
      <text:p text:style-name="P10"/>
      <text:p text:style-name="P1">Obiettivi del progetto</text:p>
      <text:p text:style-name="P7"><text:span text:style-name="T1">Il progetto </text:span><text:span text:style-name="T21">SpottyThings </text:span><text:span text:style-name="T1">ha come obiettivo la realizzazione di un’applicazione Web compatibile con più dispositivi che permetta ai vari utenti di scambiare, affittare o comprare vari oggetti caricati sul sito da altri utenti. Il sistema si pone come punto di contatto tra i vari utenti per facilitare la compravendita e </text:span><text:span text:style-name="T2">permettere</text:span><text:span text:style-name="T1"> così la creazione di una fonte di guadagno </text:span><text:span text:style-name="T2">da</text:span><text:span text:style-name="T1">gli oggetti che non si utilizzano più.</text:span></text:p>
      <text:p text:style-name="P3"/>
      <text:p text:style-name="P8">Nello specifico il sistema <text:span text:style-name="T30">dovrà consentire</text:span>:</text:p>
      <text:list xml:id="list3448857941" text:style-name="L2">
        <text:list-item>
          <text:p text:style-name="P36"><text:span text:style-name="T10">agli utenti </text:span><text:span text:style-name="T2">di registrarsi per creare un proprio profilo </text:span><text:span text:style-name="T10">con cui</text:span><text:span text:style-name="T2"> interagire con gli altri utenti </text:span><text:span text:style-name="T10">e per poter </text:span><text:span text:style-name="T2">avere sempre sotto controllo le attività intraprese sul sito Web;</text:span></text:p>
        </text:list-item>
        <text:list-item>
          <text:p text:style-name="P37"><text:span text:style-name="T10">a tutti gli utenti</text:span><text:span text:style-name="T2"> di </text:span><text:span text:style-name="T10">navigare sul sito e </text:span><text:span text:style-name="T2">visualizzare i prodotti disponibili </text:span><text:span text:style-name="T10">(e le loro informazioni)</text:span><text:span text:style-name="T2"> filtrandoli in base alle proprie necessità, </text:span><text:span text:style-name="T3">salvando</text:span><text:span text:style-name="T2"> quelli di maggior interesse;</text:span></text:p>
        </text:list-item>
        <text:list-item>
          <text:p text:style-name="P37"><text:span text:style-name="T2">a</text:span><text:span text:style-name="T17">gli</text:span><text:span text:style-name="T2"> utenti </text:span><text:span text:style-name="T10">autenticati </text:span><text:span text:style-name="T2">di interagire tra di loro, </text:span><text:span text:style-name="T3">con lo scopo di ottenere</text:span><text:span text:style-name="T2"> informazioni sugli articoli di cui si è interessati </text:span><text:span text:style-name="T3">oltre che accordarsi per esempio sul metodo di pagamento e/o </text:span><text:span text:style-name="T10">di s</text:span><text:span text:style-name="T3">pedizione;</text:span></text:p>
        </text:list-item>
        <text:list-item>
          <text:p text:style-name="P36"><text:span text:style-name="T10">agli utenti registrati </text:span><text:span text:style-name="T3">di postare</text:span><text:span text:style-name="T15"> </text:span><text:span text:style-name="T3">annunci sui prodotti che si vogliono offrire in una o più delle diverse modalità permesse (scambio di oggetti, affitto di oggetti e vendita di oggetti);</text:span></text:p>
        </text:list-item>
        <text:list-item>
          <text:p text:style-name="P36"><text:span text:style-name="T17">a</text:span><text:span text:style-name="T10">gli utenti registrati </text:span><text:span text:style-name="T3">l’espressione di recensioni pubbliche e feedback sull’esperienza di acquisto/vendita e sull’affidabilità dei venditori;</text:span></text:p>
        </text:list-item>
        <text:list-item>
          <text:p text:style-name="P36"><text:span text:style-name="T17">di</text:span><text:span text:style-name="T3"> garantire che le transazioni avvengano correttamente tutelando sia il venditore che il compratore </text:span><text:span text:style-name="T10">e intervenire nel caso di problematiche.</text:span></text:p>
        </text:list-item>
      </text:list>
      <text:p text:style-name="P4"/>
      <text:p text:style-name="P5"/>
      <text:p text:style-name="P2">Requisiti funzionali</text:p>
      <text:p text:style-name="P6">Nel seguente paragrafo vengono riportato i requisiti funzionali del sistema, divisi in base al preciso obiettivo che soddisfano.</text:p>
      <text:p text:style-name="P2"/>
      <text:p text:style-name="P9">Il sistema deve:</text:p>
      <text:list xml:id="list1694965772" text:style-name="L3">
        <text:list-header>
          <text:p text:style-name="P12"/>
        </text:list-header>
        <text:list-item>
          <text:p text:style-name="P12">Relativamente all’<text:span text:style-name="T25">obiettivo 1</text:span>:</text:p>
        </text:list-item>
      </text:list>
      <text:list xml:id="list3380170145" text:style-name="L4">
        <text:list-item>
          <text:list>
            <text:list-item>
              <text:p text:style-name="P25"><text:bookmark-start text:name="RF 1"/><text:span text:style-name="T5">permettere ad un utente anonimo di registrarsi al sito, compilando un opportuno form in cui deve inserire: </text:span><text:span text:style-name="T4">dati anagrafici, </text:span><text:span text:style-name="T10">ovvero</text:span><text:span text:style-name="T4"> nome, cognome, data di nascita </text:span><text:span text:style-name="T10">e</text:span><text:span text:style-name="T4"> indirizzo di residenza, </text:span><text:span text:style-name="T11">CAP, città, provincia</text:span><text:span text:style-name="T4">, </text:span><text:span text:style-name="T5">un username univoco, </text:span><text:span text:style-name="T11">una mail a cui associare l’account, un numero di telefono (facoltativamente)</text:span><text:span text:style-name="T5"> e creare una password </text:span><text:span text:style-name="T11">(conforme con il RNF </text:span><text:span text:style-name="T17">1</text:span><text:span text:style-name="T11">);</text:span><text:bookmark-end text:name="RF 1"/></text:p>
            </text:list-item>
            <text:list-item>
              <text:p text:style-name="P28"><text:soft-page-break/><text:span text:style-name="T11">p</text:span><text:span text:style-name="T14">ermettere, in fase di registrazione, di inserire uno o più metodi di pagamento, fornendo i dati della propria carta di credito per effettuare pagamenti online </text:span><text:span text:style-name="T16">oppure un conto PayPal</text:span><text:span text:style-name="T14">;</text:span></text:p>
            </text:list-item>
            <text:list-item>
              <text:p text:style-name="P25"><text:bookmark-start text:name="RF 2"/><text:span text:style-name="T5">mettere a disposizione un meccanismo di certificazione per verificare l’identità dell’utente durante la registrazione </text:span><text:span text:style-name="T4">(può essere, nel caso l’utente ne sia provvisto, il meccanismo SPID, oppure un sistema di controllo del documento di identità);</text:span><text:bookmark-end text:name="RF 2"/></text:p>
            </text:list-item>
            <text:list-item>
              <text:p text:style-name="P15">permettere di recuperare la password in caso venga dimenticata <text:span text:style-name="T26">(con le modalità specificate al RNF y)</text:span>;</text:p>
            </text:list-item>
            <text:list-item>
              <text:p text:style-name="P15">permettere ad un utente già registrato di accedere sito <text:span text:style-name="T26">unicamente</text:span> mediante il proprio username<text:span text:style-name="T26"> </text:span>e la propria password;</text:p>
            </text:list-item>
            <text:list-item>
              <text:p text:style-name="P25"><text:span text:style-name="T6">permettere di visualizzare e modificare il proprio profilo personale, </text:span><text:span text:style-name="T4">aggiungendo una breve descrizione personale </text:span><text:span text:style-name="T16">(massimo 200 caratteri) </text:span><text:span text:style-name="T4">e </text:span><text:span text:style-name="T16">le categorie</text:span><text:span text:style-name="T11"> di</text:span><text:span text:style-name="T4"> o</text:span><text:span text:style-name="T11">g</text:span><text:span text:style-name="T4">getti che si intendono postare;</text:span></text:p>
            </text:list-item>
            <text:list-item>
              <text:p text:style-name="P26"><text:span text:style-name="T4">c</text:span><text:span text:style-name="T11">onsentire di poter modificare in ogni momento le informazioni personali (specificate nel </text:span><text:a xlink:type="simple" xlink:href="#RF 1" text:style-name="Internet_20_link" text:visited-style-name="Visited_20_Internet_20_Link"><text:span text:style-name="T22">RF 1</text:span></text:a><text:span text:style-name="T11">), </text:span><text:span text:style-name="T14">i propri metodi di pagamento </text:span><text:span text:style-name="T11">e di poter aggiornare la password (con le modalità specificate nel RNF z);</text:span></text:p>
            </text:list-item>
            <text:list-item>
              <text:p text:style-name="P13">permette<text:span text:style-name="T26">re </text:span>di verificare lo stato degli oggetti postati (se sono attualmente in vendita, in affitto o in scambio) <text:span text:style-name="T26">e di modificarlo dall’utente stesso dopo che una transazione è avvenuta</text:span>;</text:p>
            </text:list-item>
            <text:list-item>
              <text:p text:style-name="P35"><text:span text:style-name="T1">p</text:span><text:span text:style-name="T6">ermette</text:span><text:span text:style-name="T1">re </text:span><text:span text:style-name="T6">di visualizzare lo storico di tutti i prodotti acquistati, </text:span><text:span text:style-name="T11">con le informazioni sul prezzo di vendita, data e profilo del venditore;</text:span></text:p>
            </text:list-item>
            <text:list-item>
              <text:p text:style-name="P27"><text:span text:style-name="T11">p</text:span><text:span text:style-name="T13">ermettere di visualizzare e modificare la “whish list” dei prodotti di maggior interesse (vedi </text:span><text:a xlink:type="simple" xlink:href="#RF 16" text:style-name="Internet_20_link" text:visited-style-name="Visited_20_Internet_20_Link"><text:span text:style-name="T24">RF 17</text:span></text:a><text:span text:style-name="T13">);</text:span></text:p>
              <text:p text:style-name="P27"><text:span text:style-name="T6"/></text:p>
            </text:list-item>
          </text:list>
        </text:list-item>
      </text:list>
      <text:list xml:id="list2266193518" text:style-name="L5">
        <text:list-item>
          <text:p text:style-name="P29"><text:span text:style-name="T6">R</text:span><text:span text:style-name="T4">elativamente all’</text:span><text:span text:style-name="T18">obiettivo 2:</text:span></text:p>
        </text:list-item>
      </text:list>
      <text:list xml:id="list223726266925427" text:continue-list="list3380170145" text:style-name="L4">
        <text:list-item>
          <text:list>
            <text:list-item>
              <text:p text:style-name="P28"><text:span text:style-name="T4">permettere di visualizzare i prodotti disponibili sul sito </text:span><text:span text:style-name="T14">inizialmente in una forma di anteprima con solo una foto, il titolo dell’annuncio, la tipologia del prodotto, il prezzo e lo username del venditore;</text:span></text:p>
            </text:list-item>
            <text:list-item>
              <text:p text:style-name="P28"><text:span text:style-name="T14">consentire di avere accesso agli annunci</text:span><text:span text:style-name="T4"> sotto forma di una lista, in cui compaiono gli </text:span><text:span text:style-name="T13">annunci degli </text:span><text:span text:style-name="T4">oggetti fi</text:span><text:span text:style-name="T12">ltr</text:span><text:span text:style-name="T4">ati dall’utente mediante diversi parametri (</text:span><text:span text:style-name="T13">fascia temporale di pubblicazione dell’annuncio, vicinanza con il l</text:span><text:span text:style-name="T4">uogo geografico del venditore, </text:span><text:span text:style-name="T13">categoria</text:span><text:span text:style-name="T4"> </text:span><text:span text:style-name="T13">del prodotto</text:span><text:span text:style-name="T4">, modalità della transazione, </text:span><text:span text:style-name="T13">ranking del venditore, fascia di prezzo</text:span><text:span text:style-name="T4">);</text:span></text:p>
            </text:list-item>
            <text:list-item>
              <text:p text:style-name="P28"><text:span text:style-name="T14">consentire di visualizzare gli annunci anche</text:span><text:span text:style-name="T4"> tramite barra di ricerca (permettendo di cercare un venditore specifico, </text:span><text:span text:style-name="T13">tramite username oppure Nome e Cognome,</text:span><text:span text:style-name="T4"> o uno specifico annuncio);</text:span></text:p>
            </text:list-item>
            <text:list-item>
              <text:p text:style-name="P25"><text:span text:style-name="T4">fornire per ogni </text:span><text:span text:style-name="T13">annuncio</text:span><text:span text:style-name="T4"> una scheda personale con </text:span><text:span text:style-name="T13">il titolo dell’annuncio, </text:span><text:span text:style-name="T4">la descrizione </text:span><text:span text:style-name="T13">del prodotto, </text:span><text:span text:style-name="T15">le</text:span><text:span text:style-name="T13"> </text:span><text:span text:style-name="T15">sue </text:span><text:span text:style-name="T13">foto</text:span><text:span text:style-name="T4">, la tipologia di transazione </text:span><text:span text:style-name="T13">prevista, il prezzo e un link al profilo del venditore;</text:span></text:p>
            </text:list-item>
            <text:list-item>
              <text:p text:style-name="P13">permettere, tramite <text:span text:style-name="T27">un</text:span> calendario, di verificare per i prodotti in affitto le disponibilità temporali di tali prodotti;</text:p>
            </text:list-item>
            <text:list-item>
              <text:p text:style-name="P25"><text:span text:style-name="T4">permettere di selezionare i prodotti di maggior interesse per </text:span><text:span text:style-name="T14">visualizzarne la scheda personale sopra descritta</text:span><text:span text:style-name="T4">;</text:span></text:p>
            </text:list-item>
            <text:list-item>
              <text:p text:style-name="P25"><text:bookmark-start text:name="RF 16"/><text:span text:style-name="T4">permettere di comporre una wish list con le cose che </text:span><text:span text:style-name="T14">si</text:span><text:span text:style-name="T4"> </text:span><text:span text:style-name="T14">intendono</text:span><text:span text:style-name="T4"> comprare in futuro e di maggior interesse;</text:span><text:bookmark-end text:name="RF 16"/></text:p>
            </text:list-item>
            <text:list-item>
              <text:p text:style-name="P25"><text:span text:style-name="T4">p</text:span><text:span text:style-name="T8">ermettere di visualizzare un “ranking” dei venditori, creato in base alle valutazioni numeriche effettuate dagli acquirenti dopo l’acquisto (vedi</text:span><text:span text:style-name="T7"> </text:span><text:a xlink:type="simple" xlink:href="#RF 25" text:style-name="Internet_20_link" text:visited-style-name="Visited_20_Internet_20_Link"><text:span text:style-name="T23">RF 23</text:span></text:a><text:span text:style-name="T7">)</text:span><text:span text:style-name="T8">;</text:span></text:p>
            </text:list-item>
          </text:list>
        </text:list-item>
      </text:list>
      <text:p text:style-name="P34"><text:span text:style-name="T4"/></text:p>
      <text:p text:style-name="P34"><text:span text:style-name="T4"/></text:p>
      <text:p text:style-name="P34"><text:span text:style-name="T4"/></text:p>
      <text:list xml:id="list4158995595" text:style-name="L6">
        <text:list-item>
          <text:p text:style-name="P30"><text:soft-page-break/><text:span text:style-name="T4">Relativamente all’</text:span><text:span text:style-name="T18">obiettivo 3</text:span><text:span text:style-name="T4">:</text:span></text:p>
        </text:list-item>
      </text:list>
      <text:list xml:id="list223727992888023" text:continue-list="list223726266925427" text:style-name="L4">
        <text:list-item>
          <text:list>
            <text:list-item>
              <text:p text:style-name="P25"><text:span text:style-name="T4">consentire di interagire direttamente tramite una chat privata sul sito con il venditore per chiedere informazioni aggiuntive e chiarire alcuni aspetti relativi alla spedizione (a carico del venditore per posta oppure di persona) e al pagamento (tramite transazione </text:span><text:span text:style-name="T15">online</text:span><text:span text:style-name="T4"> oppure alla consegna);</text:span></text:p>
            </text:list-item>
            <text:list-item>
              <text:p text:style-name="P19">permettere all’utente di acquistare un prodotto pagando online tramite uno dei metodi di pagamento inseriti, <text:span text:style-name="T29">nel caso il venditore lo accetti e abbia quindi collegato il proprio profilo PayPal;</text:span></text:p>
            </text:list-item>
          </text:list>
        </text:list-item>
      </text:list>
      <text:list xml:id="list1984396384" text:style-name="L7">
        <text:list-header>
          <text:p text:style-name="P31"><text:span text:style-name="T9"/></text:p>
        </text:list-header>
        <text:list-item>
          <text:p text:style-name="P31"><text:span text:style-name="T9">Relativamente all’</text:span><text:span text:style-name="T19">obiettivo 4</text:span><text:span text:style-name="T9">:</text:span></text:p>
        </text:list-item>
      </text:list>
      <text:list xml:id="list223727553294042" text:continue-list="list223727992888023" text:style-name="L4">
        <text:list-item>
          <text:list>
            <text:list-item>
              <text:p text:style-name="P16">consentire agli utenti registrati sul sito di postare annunci per i vari oggetti, <text:span text:style-name="T28">in cui </text:span>dovranno essere specificat<text:span text:style-name="T28">i: titolo dell’annunci</text:span><text:span text:style-name="T29">o</text:span><text:span text:style-name="T28">,</text:span> una breve descrizione <text:span text:style-name="T28">del prodotto </text:span>di massimo 250 caratteri, il prezzo del prodotto, la metodologia di transazione (vendita, affitto, in questo caso si specifica anche il periodo in cui il prodotto è disponibile, e scambio con altri prodotti, nel caso in cui si voglia proporre uno scambio con un oggetto di altri utenti), <text:span text:style-name="T28">foto (un massimo di 10);</text:span></text:p>
            </text:list-item>
            <text:list-item>
              <text:p text:style-name="P20">permettere di rimuovere gli annunci degli articoli venduti o non momentaneamente disponibili, per poi ripostarli quando torneranno a disposizione;</text:p>
            </text:list-item>
          </text:list>
        </text:list-item>
      </text:list>
      <text:list xml:id="list2857720358" text:style-name="L8">
        <text:list-header>
          <text:p text:style-name="P32"><text:span text:style-name="T9"/></text:p>
        </text:list-header>
        <text:list-item>
          <text:p text:style-name="P32"><text:span text:style-name="T9">Relativamente all’</text:span><text:span text:style-name="T19">obiettivo 5</text:span><text:span text:style-name="T9">:</text:span></text:p>
        </text:list-item>
      </text:list>
      <text:list xml:id="list223726922974808" text:continue-list="list223727553294042" text:style-name="L4">
        <text:list-item>
          <text:list>
            <text:list-item>
              <text:p text:style-name="P25"><text:bookmark-start text:name="RF 17"/><text:bookmark-start text:name="RF 25"/><text:span text:style-name="T9">permettere</text:span><text:bookmark-end text:name="RF 17"/><text:span text:style-name="T9"> agli utenti, </text:span><text:span text:style-name="T7">al termine di una transazione,</text:span><text:span text:style-name="T9"> di fornire un feedback testuale </text:span><text:span text:style-name="T15">(di massimo 200 caratteri) </text:span><text:span text:style-name="T9">e una valutazione numerica </text:span><text:span text:style-name="T15">(con un voto da 1 a 5)</text:span><text:span text:style-name="T9"> sull’affidabilità di un venditore;</text:span><text:bookmark-end text:name="RF 25"/></text:p>
            </text:list-item>
            <text:list-item>
              <text:p text:style-name="P16">permettere di visualizzare i commenti e le valutazioni degli altri utenti sul profilo;</text:p>
            </text:list-item>
          </text:list>
        </text:list-item>
      </text:list>
      <text:p text:style-name="P34"><text:span text:style-name="T8"/></text:p>
      <text:list xml:id="list3417047510" text:style-name="L9">
        <text:list-item>
          <text:p text:style-name="P33"><text:span text:style-name="T8">Relativamente all’</text:span><text:span text:style-name="T20">obiettivo 6</text:span><text:span text:style-name="T8">:</text:span></text:p>
        </text:list-item>
      </text:list>
      <text:list xml:id="list223727942293399" text:continue-list="list223726922974808" text:style-name="L4">
        <text:list-item>
          <text:list>
            <text:list-item>
              <text:p text:style-name="P25"><text:span text:style-name="T8">notificare </text:span><text:span text:style-name="T7">tramite mail</text:span><text:span text:style-name="T8"> il venditore del corretto pagamento effettuato, </text:span><text:span text:style-name="T7">invitandolo a procedere con la consegna;</text:span></text:p>
            </text:list-item>
            <text:list-item>
              <text:p text:style-name="P21"><text:span text:style-name="T7">gestire i soldi pagati dall’acquirente e depositarli sul conto del venditore solamente dopo conferma di ricezione del pacco;</text:span></text:p>
            </text:list-item>
            <text:list-item>
              <text:p text:style-name="P18">consentire di segnalare all’acquirente il corretto ricevimento del prodotto;</text:p>
            </text:list-item>
            <text:list-item>
              <text:p text:style-name="P17">permettere all’utente di aprire una segnalazione nel caso in cui il prodotto ricevuto non corrisponda a quello postato sul sito oppure risulti in condizioni diverse da come era stato promesso;</text:p>
            </text:list-item>
            <text:list-item>
              <text:p text:style-name="P13">bloccare il profilo di un utente nel caso in cui non vengano rispettati i termini d’uso del servizio.</text:p>
            </text:list-item>
          </text:list>
        </text:list-item>
      </text:list>
      <text:p text:style-name="P14"/>
      <text:p text:style-name="P24"/>
      <text:p text:style-name="P38">Requisiti non funzionali</text:p>
      <text:p text:style-name="P22">Di seguito elenchiamo i requisiti non funzionali del nostro sistema, divisi nelle varie proprietà che dovranno essere globalmente garantite.</text:p>
      <text:p text:style-name="P22"/>
      <text:p text:style-name="P24">Sicurezza</text:p>
      <text:list xml:id="list2297082334" text:style-name="L11">
        <text:list-item>
          <text:p text:style-name="P2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08:54:31.380454217</meta:creation-date>
    <dc:date>2022-09-30T22:37:25.345084415</dc:date>
    <meta:editing-duration>PT18M2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4" meta:paragraph-count="63" meta:word-count="1185" meta:character-count="7758" meta:non-whitespace-character-count="6682"/>
  </office:meta>
</office:document-meta>
</file>